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0f44" officeooo:paragraph-rsid="003d0a7f"/>
    </style:style>
    <style:style style:name="P2" style:family="paragraph" style:parent-style-name="Standard">
      <style:text-properties officeooo:rsid="001a0f44" officeooo:paragraph-rsid="001a0f44"/>
    </style:style>
    <style:style style:name="P3" style:family="paragraph" style:parent-style-name="Standard">
      <style:text-properties officeooo:rsid="002e9a9b" officeooo:paragraph-rsid="002e9a9b"/>
    </style:style>
    <style:style style:name="P4" style:family="paragraph" style:parent-style-name="Standard">
      <style:text-properties officeooo:rsid="002e9a9b" officeooo:paragraph-rsid="002f8b17"/>
    </style:style>
    <style:style style:name="P5" style:family="paragraph" style:parent-style-name="Standard">
      <style:text-properties officeooo:rsid="002f8b17" officeooo:paragraph-rsid="005c61ee"/>
    </style:style>
    <style:style style:name="P6" style:family="paragraph" style:parent-style-name="Standard">
      <style:text-properties officeooo:rsid="001bc55f" officeooo:paragraph-rsid="00459296"/>
    </style:style>
    <style:style style:name="P7" style:family="paragraph" style:parent-style-name="Standard">
      <style:text-properties officeooo:rsid="001bc55f" officeooo:paragraph-rsid="00463057"/>
    </style:style>
    <style:style style:name="P8" style:family="paragraph" style:parent-style-name="Standard">
      <style:text-properties officeooo:rsid="001c5554" officeooo:paragraph-rsid="00465350"/>
    </style:style>
    <style:style style:name="P9" style:family="paragraph" style:parent-style-name="Standard">
      <style:text-properties officeooo:rsid="001d3641" officeooo:paragraph-rsid="005d2ecd"/>
    </style:style>
    <style:style style:name="P10" style:family="paragraph" style:parent-style-name="Standard">
      <style:text-properties officeooo:rsid="001d3641" officeooo:paragraph-rsid="0034d9c5"/>
    </style:style>
    <style:style style:name="P11" style:family="paragraph" style:parent-style-name="Standard">
      <style:text-properties officeooo:rsid="0034d9c5" officeooo:paragraph-rsid="00465350"/>
    </style:style>
    <style:style style:name="P12" style:family="paragraph" style:parent-style-name="Standard">
      <style:text-properties officeooo:rsid="0034d9c5" officeooo:paragraph-rsid="0034d9c5"/>
    </style:style>
    <style:style style:name="P13" style:family="paragraph" style:parent-style-name="Standard">
      <style:text-properties officeooo:rsid="0035f406" officeooo:paragraph-rsid="0035f406"/>
    </style:style>
    <style:style style:name="P14" style:family="paragraph" style:parent-style-name="Standard">
      <style:text-properties officeooo:rsid="001c5554" officeooo:paragraph-rsid="001c5554"/>
    </style:style>
    <style:style style:name="P15" style:family="paragraph" style:parent-style-name="Standard">
      <style:text-properties officeooo:rsid="001e2c06" officeooo:paragraph-rsid="005ed569"/>
    </style:style>
    <style:style style:name="P16" style:family="paragraph" style:parent-style-name="Standard">
      <style:text-properties officeooo:rsid="001e2c06" officeooo:paragraph-rsid="00465350"/>
    </style:style>
    <style:style style:name="P17" style:family="paragraph" style:parent-style-name="Standard">
      <style:text-properties officeooo:rsid="001e2c06" officeooo:paragraph-rsid="0035f406"/>
    </style:style>
    <style:style style:name="P18" style:family="paragraph" style:parent-style-name="Standard">
      <style:text-properties officeooo:rsid="0035f406" officeooo:paragraph-rsid="005ed569"/>
    </style:style>
    <style:style style:name="P19" style:family="paragraph" style:parent-style-name="Standard">
      <style:text-properties fo:font-style="normal" officeooo:rsid="0021903f" officeooo:paragraph-rsid="001e2c06" style:font-style-asian="normal" style:font-style-complex="normal"/>
    </style:style>
    <style:style style:name="P20" style:family="paragraph" style:parent-style-name="Standard">
      <style:text-properties officeooo:rsid="0023a957" officeooo:paragraph-rsid="003856fd"/>
    </style:style>
    <style:style style:name="P21" style:family="paragraph" style:parent-style-name="Standard">
      <style:text-properties fo:font-style="normal" officeooo:rsid="0023a957" officeooo:paragraph-rsid="003856fd" style:font-style-asian="normal" style:font-style-complex="normal"/>
    </style:style>
    <style:style style:name="P22" style:family="paragraph" style:parent-style-name="Standard">
      <style:text-properties fo:font-style="normal" officeooo:rsid="003856fd" officeooo:paragraph-rsid="003856fd" style:font-style-asian="normal" style:font-style-complex="normal"/>
    </style:style>
    <style:style style:name="P23" style:family="paragraph" style:parent-style-name="Standard">
      <style:text-properties fo:font-style="normal" officeooo:rsid="003856fd" officeooo:paragraph-rsid="0039ec87" style:font-style-asian="normal" style:font-style-complex="normal"/>
    </style:style>
    <style:style style:name="P24" style:family="paragraph" style:parent-style-name="Standard">
      <style:text-properties officeooo:rsid="0039ec87" officeooo:paragraph-rsid="0039ec87"/>
    </style:style>
    <style:style style:name="P25" style:family="paragraph" style:parent-style-name="Standard">
      <style:text-properties fo:font-style="normal" officeooo:rsid="0023a957" officeooo:paragraph-rsid="0039ec87" style:font-style-asian="normal" style:font-style-complex="normal"/>
    </style:style>
    <style:style style:name="P26" style:family="paragraph" style:parent-style-name="Standard">
      <style:text-properties fo:font-style="normal" officeooo:rsid="0039ec87" officeooo:paragraph-rsid="0039ed20" style:font-style-asian="normal" style:font-style-complex="normal"/>
    </style:style>
    <style:style style:name="P27" style:family="paragraph" style:parent-style-name="Standard">
      <style:text-properties fo:font-style="normal" officeooo:rsid="0039ed20" officeooo:paragraph-rsid="0039ed20" style:font-style-asian="normal" style:font-style-complex="normal"/>
    </style:style>
    <style:style style:name="P28" style:family="paragraph" style:parent-style-name="Standard">
      <style:text-properties officeooo:rsid="0043cf86" officeooo:paragraph-rsid="0043cf86"/>
    </style:style>
    <style:style style:name="P29" style:family="paragraph" style:parent-style-name="Standard">
      <style:text-properties fo:font-style="normal" officeooo:rsid="00258550" officeooo:paragraph-rsid="0023a957" style:font-style-asian="normal" style:font-style-complex="normal"/>
    </style:style>
    <style:style style:name="P30" style:family="paragraph" style:parent-style-name="Standard">
      <style:text-properties fo:font-style="normal" officeooo:rsid="003bbc96" officeooo:paragraph-rsid="004bc189" style:font-style-asian="normal" style:font-style-complex="normal"/>
    </style:style>
    <style:style style:name="P31" style:family="paragraph" style:parent-style-name="Standard">
      <style:text-properties fo:font-style="normal" officeooo:rsid="003bbc96" officeooo:paragraph-rsid="003bbc96" style:font-style-asian="normal" style:font-style-complex="normal"/>
    </style:style>
    <style:style style:name="P32" style:family="paragraph" style:parent-style-name="Standard">
      <style:text-properties fo:font-style="normal" officeooo:rsid="004d6ded" officeooo:paragraph-rsid="004d6ded" style:font-style-asian="normal" style:font-style-complex="normal"/>
    </style:style>
    <style:style style:name="P33" style:family="paragraph" style:parent-style-name="Standard">
      <style:text-properties fo:font-style="normal" officeooo:rsid="004bc189" officeooo:paragraph-rsid="004bc189" style:font-style-asian="normal" style:font-style-complex="normal"/>
    </style:style>
    <style:style style:name="P34" style:family="paragraph" style:parent-style-name="Standard">
      <style:text-properties fo:font-style="normal" officeooo:rsid="0050c2a5" officeooo:paragraph-rsid="0050c2a5" style:font-style-asian="normal" style:font-style-complex="normal"/>
    </style:style>
    <style:style style:name="P35" style:family="paragraph" style:parent-style-name="Standard">
      <style:text-properties officeooo:rsid="001e2c06" officeooo:paragraph-rsid="001e2c06"/>
    </style:style>
    <style:style style:name="P36" style:family="paragraph" style:parent-style-name="Standard">
      <style:text-properties officeooo:rsid="00516071" officeooo:paragraph-rsid="00516071"/>
    </style:style>
    <style:style style:name="P37" style:family="paragraph" style:parent-style-name="Standard">
      <style:text-properties officeooo:rsid="00526bc7" officeooo:paragraph-rsid="00526bc7"/>
    </style:style>
    <style:style style:name="P38" style:family="paragraph" style:parent-style-name="Standard">
      <style:text-properties officeooo:rsid="0054e5d3" officeooo:paragraph-rsid="0054e5d3"/>
    </style:style>
    <style:style style:name="P39" style:family="paragraph" style:parent-style-name="Standard">
      <style:text-properties officeooo:rsid="00552047" officeooo:paragraph-rsid="0059395b"/>
    </style:style>
    <style:style style:name="P40" style:family="paragraph" style:parent-style-name="Standard">
      <style:text-properties officeooo:rsid="00552047" officeooo:paragraph-rsid="00552047"/>
    </style:style>
    <style:style style:name="P41" style:family="paragraph" style:parent-style-name="Standard">
      <style:text-properties officeooo:rsid="00569c46" officeooo:paragraph-rsid="00569c46"/>
    </style:style>
    <style:style style:name="P42" style:family="paragraph" style:parent-style-name="Standard">
      <style:text-properties officeooo:rsid="0056f86a" officeooo:paragraph-rsid="0056f86a"/>
    </style:style>
    <style:style style:name="T1" style:family="text">
      <style:text-properties officeooo:rsid="001bc55f"/>
    </style:style>
    <style:style style:name="T2" style:family="text">
      <style:text-properties officeooo:rsid="003d65e3"/>
    </style:style>
    <style:style style:name="T3" style:family="text">
      <style:text-properties officeooo:rsid="003f2b70"/>
    </style:style>
    <style:style style:name="T4" style:family="text">
      <style:text-properties officeooo:rsid="0045c61c"/>
    </style:style>
    <style:style style:name="T5" style:family="text">
      <style:text-properties officeooo:rsid="002f8b17"/>
    </style:style>
    <style:style style:name="T6" style:family="text">
      <style:text-properties officeooo:rsid="005b812b"/>
    </style:style>
    <style:style style:name="T7" style:family="text">
      <style:text-properties officeooo:rsid="001bd29a"/>
    </style:style>
    <style:style style:name="T8" style:family="text">
      <style:text-properties officeooo:rsid="00459296"/>
    </style:style>
    <style:style style:name="T9" style:family="text">
      <style:text-properties officeooo:rsid="0040c3ec"/>
    </style:style>
    <style:style style:name="T10" style:family="text">
      <style:text-properties officeooo:rsid="002a1daa"/>
    </style:style>
    <style:style style:name="T11" style:family="text">
      <style:text-properties officeooo:rsid="005c61ee"/>
    </style:style>
    <style:style style:name="T12" style:family="text">
      <style:text-properties officeooo:rsid="00463057"/>
    </style:style>
    <style:style style:name="T13" style:family="text">
      <style:text-properties officeooo:rsid="003213f2"/>
    </style:style>
    <style:style style:name="T14" style:family="text">
      <style:text-properties fo:font-style="italic" officeooo:rsid="001bd29a" style:font-style-asian="italic" style:font-style-complex="italic"/>
    </style:style>
    <style:style style:name="T15" style:family="text">
      <style:text-properties officeooo:rsid="001c5554"/>
    </style:style>
    <style:style style:name="T16" style:family="text">
      <style:text-properties officeooo:rsid="001cc1b9"/>
    </style:style>
    <style:style style:name="T17" style:family="text">
      <style:text-properties officeooo:rsid="0054727f"/>
    </style:style>
    <style:style style:name="T18" style:family="text">
      <style:text-properties officeooo:rsid="0032395c"/>
    </style:style>
    <style:style style:name="T19" style:family="text">
      <style:text-properties officeooo:rsid="002df6cc"/>
    </style:style>
    <style:style style:name="T20" style:family="text">
      <style:text-properties officeooo:rsid="0033ea2f"/>
    </style:style>
    <style:style style:name="T21" style:family="text">
      <style:text-properties officeooo:rsid="0034d9c5"/>
    </style:style>
    <style:style style:name="T22" style:family="text">
      <style:text-properties officeooo:rsid="00465350"/>
    </style:style>
    <style:style style:name="T23" style:family="text">
      <style:text-properties officeooo:rsid="004206ea"/>
    </style:style>
    <style:style style:name="T24" style:family="text">
      <style:text-properties officeooo:rsid="005d2ecd"/>
    </style:style>
    <style:style style:name="T25" style:family="text">
      <style:text-properties officeooo:rsid="005ed569"/>
    </style:style>
    <style:style style:name="T26" style:family="text">
      <style:text-properties officeooo:rsid="0035f406"/>
    </style:style>
    <style:style style:name="T27" style:family="text">
      <style:text-properties officeooo:rsid="001f9d06"/>
    </style:style>
    <style:style style:name="T28" style:family="text">
      <style:text-properties fo:font-style="italic" officeooo:rsid="001f9d06" style:font-style-asian="italic" style:font-style-complex="italic"/>
    </style:style>
    <style:style style:name="T29" style:family="text">
      <style:text-properties officeooo:rsid="0047a0bc"/>
    </style:style>
    <style:style style:name="T30" style:family="text">
      <style:text-properties officeooo:rsid="0053ba7c"/>
    </style:style>
    <style:style style:name="T31" style:family="text">
      <style:text-properties officeooo:rsid="0048468e"/>
    </style:style>
    <style:style style:name="T32" style:family="text">
      <style:text-properties officeooo:rsid="005afdb3"/>
    </style:style>
    <style:style style:name="T33" style:family="text">
      <style:text-properties fo:font-style="normal" officeooo:rsid="0021903f" style:font-style-asian="normal" style:font-style-complex="normal"/>
    </style:style>
    <style:style style:name="T34" style:family="text">
      <style:text-properties fo:font-style="normal" style:font-style-asian="normal" style:font-style-complex="normal"/>
    </style:style>
    <style:style style:name="T35" style:family="text">
      <style:text-properties fo:font-style="normal" officeooo:rsid="004206ea" style:font-style-asian="normal" style:font-style-complex="normal"/>
    </style:style>
    <style:style style:name="T36" style:family="text">
      <style:text-properties fo:font-style="normal" officeooo:rsid="0037cc32" style:font-style-asian="normal" style:font-style-complex="normal"/>
    </style:style>
    <style:style style:name="T37" style:family="text">
      <style:text-properties fo:font-style="normal" officeooo:rsid="003856fd" style:font-style-asian="normal" style:font-style-complex="normal"/>
    </style:style>
    <style:style style:name="T38" style:family="text">
      <style:text-properties fo:font-style="normal" officeooo:rsid="0048468e" style:font-style-asian="normal" style:font-style-complex="normal"/>
    </style:style>
    <style:style style:name="T39" style:family="text">
      <style:text-properties officeooo:rsid="00485005"/>
    </style:style>
    <style:style style:name="T40" style:family="text">
      <style:text-properties officeooo:rsid="00392ee7"/>
    </style:style>
    <style:style style:name="T41" style:family="text">
      <style:text-properties officeooo:rsid="0039ec87"/>
    </style:style>
    <style:style style:name="T42" style:family="text">
      <style:text-properties officeooo:rsid="005f821f"/>
    </style:style>
    <style:style style:name="T43" style:family="text">
      <style:text-properties officeooo:rsid="0049a9b4"/>
    </style:style>
    <style:style style:name="T44" style:family="text">
      <style:text-properties fo:font-style="normal" officeooo:rsid="0049f107" style:font-style-asian="normal" style:font-style-complex="normal"/>
    </style:style>
    <style:style style:name="T45" style:family="text">
      <style:text-properties fo:font-style="normal" officeooo:rsid="0023a957" style:font-style-asian="normal" style:font-style-complex="normal"/>
    </style:style>
    <style:style style:name="T46" style:family="text">
      <style:text-properties officeooo:rsid="0039ed20"/>
    </style:style>
    <style:style style:name="T47" style:family="text">
      <style:text-properties fo:font-style="normal" officeooo:rsid="0060d439" style:font-style-asian="normal" style:font-style-complex="normal"/>
    </style:style>
    <style:style style:name="T48" style:family="text">
      <style:text-properties fo:font-style="normal" officeooo:rsid="00258550" style:font-style-asian="normal" style:font-style-complex="normal"/>
    </style:style>
    <style:style style:name="T49" style:family="text">
      <style:text-properties fo:font-style="normal" officeooo:rsid="004a8ca2" style:font-style-asian="normal" style:font-style-complex="normal"/>
    </style:style>
    <style:style style:name="T50" style:family="text">
      <style:text-properties fo:font-style="italic" officeooo:rsid="00258550" style:font-style-asian="italic" style:font-style-complex="italic"/>
    </style:style>
    <style:style style:name="T51" style:family="text">
      <style:text-properties officeooo:rsid="0044a2a2"/>
    </style:style>
    <style:style style:name="T52" style:family="text">
      <style:text-properties officeooo:rsid="004bc189"/>
    </style:style>
    <style:style style:name="T53" style:family="text">
      <style:text-properties officeooo:rsid="004ed274"/>
    </style:style>
    <style:style style:name="T54" style:family="text">
      <style:text-properties officeooo:rsid="0061f764"/>
    </style:style>
    <style:style style:name="T55" style:family="text">
      <style:text-properties officeooo:rsid="0050c2a5"/>
    </style:style>
    <style:style style:name="T56" style:family="text">
      <style:text-properties officeooo:rsid="00526bc7"/>
    </style:style>
    <style:style style:name="T57" style:family="text">
      <style:text-properties officeooo:rsid="0066b09c"/>
    </style:style>
    <style:style style:name="T58" style:family="text">
      <style:text-properties officeooo:rsid="0059395b"/>
    </style:style>
    <style:style style:name="T59" style:family="text">
      <style:text-properties officeooo:rsid="00685ed2"/>
    </style:style>
    <style:style style:name="T60" style:family="text">
      <style:text-properties officeooo:rsid="00682138"/>
    </style:style>
    <style:style style:name="T61" style:family="text">
      <style:text-properties officeooo:rsid="005a8c59"/>
    </style:style>
    <style:style style:name="T62" style:family="text">
      <style:text-properties officeooo:rsid="006a4228"/>
    </style:style>
    <style:style style:name="T63" style:family="text">
      <style:text-properties officeooo:rsid="006b1f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parlement européen est un organis<text:span text:style-name="T1">m</text:span>e dont toutes les décisions ont énormément d’influence. Il est donc nécessaire que ces décisions soient prises de manière équitable. Or, ce n’est pas <text:span text:style-name="T2">complètement</text:span> le cas aujourd’hui. Notre objectif va être de définir et <text:span text:style-name="T3">de </text:span>modéliser ce que nous entendons par « équitable » <text:span text:style-name="T3">puis</text:span> de proposer le système de vote qui répond mathématiquement à ces modèles.</text:p>
      <text:p text:style-name="P2"/>
      <text:p text:style-name="P3">La première organisation européenne était la CECA, la communauté européenne du charbon et de l’acier. Elle avait initialement 6 pays membres et ses décisions portai<text:span text:style-name="T3">en</text:span>t uniquement sur ces deux ressources naturel<text:span text:style-name="T4">le</text:span>s. Après maintes transformations, l’UE contient maintenant 27 pays membres et prend des décisions sur un grand nombre de sujet.</text:p>
      <text:p text:style-name="P3"/>
      <text:p text:style-name="P4">Nous allons nous intéresser au Parlement Européen. <text:span text:style-name="T5">Constitué de 720 eurodéputés, il est l’un des principaux organes législatifs de l’Union Européenne. Il est donc naturel de réfléchir à l’équité de la représentation des citoyens européens.</text:span></text:p>
      <text:p text:style-name="P2"/>
      <text:p text:style-name="P2">Tout d’abord, nous poserons les fondements de notre travail en nous appuyant sur la théorie des jeux et la théorie des indices de pouvoir. <text:span text:style-name="T1">Ensuite, nous appliquerons cette théorie au système de vote du parlement européen pour en démontrer les inégalités. </text:span><text:span text:style-name="T6">Puis</text:span><text:span text:style-name="T1">, nous vous présenterons ce qui serait selon nous le meilleur système de vote que le </text:span><text:span text:style-name="T4">Parlement Européen</text:span><text:span text:style-name="T1"> pourrait adopter. </text:span><text:span text:style-name="T6">Puis, nous intéresserons à une modification de la théorie pour prendre en compte le spectre gauche/droite.</text:span></text:p>
      <text:p text:style-name="P2"/>
      <text:p text:style-name="P5">Généralement, on considère que le pouvoir d’un votant est égal au nombre de voix qu’il possède. Prenons l’exemple suivant : le bureau d’une association constitué de 2 coprésidents et 1 secrétaire ayant respectivement 4 et 1 voix. La majorité est à 5 voix. Il faut deux personnes en faveur pour qu’une proposition soit acceptée.</text:p>
      <text:p text:style-name="P5">Ici, bien qu’ayant moins de voix que les coprésidents, le secrétaire a autant de pouvoir au sens où il influence autant le résultat du scrutin.</text:p>
      <text:p text:style-name="P2"/>
      <text:p text:style-name="P6">Commençons par préciser le cadre de notre TIPE. Nous allons travailler sur les jeux de vote pondérés, c’est à dire un vote où chaque participant <text:span text:style-name="T7">possède un certain poids et </text:span>ne peut voter que « pour » ou « contre ». Notons V l’ensemble des votants. <text:span text:style-name="T8">On prendra généralement </text:span><text:span text:style-name="T7">V comme le </text:span><text:span text:style-name="T9">intervalle entier</text:span><text:span text:style-name="T7"> </text:span><text:span text:style-name="T10">[[ </text:span><text:span text:style-name="T7">1 ; </text:span><text:span text:style-name="T5">N</text:span><text:span text:style-name="T7"> </text:span><text:span text:style-name="T10">]]</text:span><text:span text:style-name="T7">. </text:span>Le jeu de vote pondéré est représenté par un couple (<text:span text:style-name="T7">q, w), où q est appelé le quota du jeu et où w = (w1, w2, …, wN) est la liste des poids de chaque </text:span><text:span text:style-name="T5">votant</text:span><text:span text:style-name="T7">. </text:span><text:span text:style-name="T8">Posons qf le quota relatif tel que q </text:span><text:span text:style-name="T11">égale la partie entière de</text:span><text:span text:style-name="T8"> qf W.</text:span></text:p>
      <text:p text:style-name="P7"><text:span text:style-name="T7">Si la somme des poids des </text:span><text:span text:style-name="T5">votants</text:span><text:span text:style-name="T7"> qui ont voté « pour » est supérieure </text:span><text:span text:style-name="T5">ou égale</text:span><text:span text:style-name="T7"> à q, la proposition est acceptée. Une coalition est un sous-ensemble de V. Une coalition est dite gagnante si la somme des poids des membres de la coalition est supérieure au quota. Elle est dite perdante sinon. Notons G l’ensemble des coalitions gagnantes.</text:span></text:p>
      <text:p text:style-name="P7"/>
      <text:p text:style-name="P7"><text:span text:style-name="T7">Le joueur i est dit décisif pour la coalition gagnante </text:span><text:span text:style-name="T12">C</text:span><text:span text:style-name="T7"> si </text:span><text:span text:style-name="T13">i appartient à </text:span><text:span text:style-name="T12">C</text:span><text:span text:style-name="T13"> et si </text:span><text:span text:style-name="T12">C</text:span><text:span text:style-name="T7"> </text:span><text:span text:style-name="T13">\ </text:span><text:span text:style-name="T7">{i] n’appartient plus à G </text:span><text:span text:style-name="T13">c’est-à-dire si le retrait de i rend </text:span><text:span text:style-name="T12">C</text:span><text:span text:style-name="T13"> perdante</text:span><text:span text:style-name="T7">.</text:span></text:p>
      <text:p text:style-name="P7"><text:span text:style-name="T13">Définissons la décidabilité </text:span><text:span text:style-name="T7">d_i </text:span><text:span text:style-name="T9">comme </text:span><text:span text:style-name="T13">le nombre</text:span><text:span text:style-name="T7"> de coalitions pour le</text:span><text:span text:style-name="T9">s</text:span><text:span text:style-name="T7">quel</text:span><text:span text:style-name="T9">les</text:span><text:span text:style-name="T7"> le joueur i est décisif. <text:s text:c="2"/>(cf </text:span><text:span text:style-name="T14">La mesure du pouvoir de vote</text:span><text:span text:style-name="T7">) </text:span><text:span text:style-name="T15">Le pouvoir représente la capacité à modifier les décisions </text:span><text:span text:style-name="T13">prises collectivement</text:span><text:span text:style-name="T15">. Il faut donc s’intéresser aux coalitions décisives pour un </text:span><text:span text:style-name="T13">votant</text:span><text:span text:style-name="T15">. Il en existe une dizaine </text:span><text:span text:style-name="T12">d’indice de pouvior</text:span><text:span text:style-name="T15">, mais nous allons nous intéresser à l’un d’eux, l’indice de Banzhaf.</text:span></text:p>
      <text:p text:style-name="P8"/>
      <text:p text:style-name="P8"><text:span text:style-name="T10">L’indice de Banzhaf normalisé est la décidabilité d’un joueur divisé par la somme des décidabilités</text:span><text:span text:style-name="T16">. </text:span><text:span text:style-name="T17">Sans précision, indice de Banzhaf désigne l’indice normalisé. </text:span><text:span text:style-name="T18">L</text:span><text:span text:style-name="T16">’indice de Banzhaf </text:span><text:span text:style-name="T19">absolu </text:span><text:span text:style-name="T20">est la décidabilité</text:span><text:span text:style-name="T16"> </text:span><text:span text:style-name="T20">divisée </text:span><text:span text:style-name="T16">par 2 puissance N-1 </text:span><text:span text:style-name="T10">c’est-à-dire le nombre de coalitions </text:span><text:span text:style-name="T20">contenant</text:span><text:span text:style-name="T10"> le </text:span><text:span text:style-name="T20">votant</text:span><text:span text:style-name="T10"> i</text:span><text:span text:style-name="T16">. Cette version repose sur </text:span><text:span text:style-name="T21">un</text:span><text:span text:style-name="T16"> argument probabiliste </text:span><text:span text:style-name="T21">d’équiprobabilité de formation des coalitions</text:span><text:span text:style-name="T16">.</text:span></text:p>
      <text:p text:style-name="P9">Nous avons d’abord créé un algorithme naïf, en utilisant la définition formelle de l’indice de Banzhaf.</text:p>
      <text:p text:style-name="P9"><text:soft-page-break/><text:span text:style-name="T22">S</text:span><text:span text:style-name="T9">a complexité est en O(N 2^N) </text:span><text:span text:style-name="T4">puisqu’il faut itérer parmi les parties de V. </text:span>Cependant, cet algorithme devenait inutilisable en pratique pour une Europe avec plus de 17 membres ; les temps de <text:span text:style-name="T21">calcul</text:span> étaient beaucoup trop longs.</text:p>
      <text:p text:style-name="P10"/>
      <text:p text:style-name="P11">Nous avons utilis<text:span text:style-name="T4">é</text:span> les polynômes générateurs de Brams-Affuso de la série cik où cik est le nombre de coalitions n’incluant pas i et poids total k. Les auteurs que nous avons <text:span text:style-name="T23">lu</text:span> ne donnent pas la démonstration, nous l’avons refaite.</text:p>
      <text:p text:style-name="P11">Une coalition <text:span text:style-name="T24">gagnante </text:span>C où i est décisif est une coalition où l’on peut encadrer la somme des poids de<text:span text:style-name="T25">s</text:span> votants de C \ {i}. Ici, on utilise l’appartenance à G et ici la non-appartenance.</text:p>
      <text:p text:style-name="P11">On réécrit <text:span text:style-name="T23">cela </text:span>en une seule inéquation. </text:p>
      <text:p text:style-name="P11"><text:span text:style-name="T25">A</text:span>insi la décidabilité est égale à la somme des cik pour k allant de q-wi à q-1 <text:span text:style-name="T25">en </text:span>supposant wi inférieur à q sinon on commence <text:span text:style-name="T23">la somme </text:span>à 0.</text:p>
      <text:p text:style-name="P12"/>
      <text:p text:style-name="P11">Prouvons la égalité du polynôme de Brams-Affuso. Remarquons que le degré du polynôme de gauche est bien W-wi comme celui de droite.</text:p>
      <text:p text:style-name="P11">Développons le <text:span text:style-name="T23">polynôme de gauche</text:span>. <text:span text:style-name="T26">Le coefficient devant Xk est le nombre de possibilité de faire k en sommant </text:span><text:span text:style-name="T25">les</text:span><text:span text:style-name="T26"> wj.</text:span> <text:span text:style-name="T26">On obtient exactement la définition des cik.</text:span></text:p>
      <text:p text:style-name="P13">Le produit de deux polynôme se fait en <text:span text:style-name="T23">grand </text:span>O du produit de leur degré et le degré du polynôme calculé est toujours inférieur à W. Chaque produit se fait en W<text:span text:style-name="T23">*</text:span>wj. Le produit complet se fait <text:span text:style-name="T23">donc</text:span> en W². Comme on veut calculer la décidabilité de chaque votant, la complexité temporelle de l’algorithme est en O(N.W²).</text:p>
      <text:p text:style-name="P13"/>
      <text:p text:style-name="P14"/>
      <text:p text:style-name="P14"/>
      <text:p text:style-name="P15">Pour traiter le cas du parlement européen, nous devons d’abord expliquer l’<text:span text:style-name="T25">é</text:span>tat du système de vote.</text:p>
      <text:p text:style-name="P16"/>
      <text:p text:style-name="P16">À partir du moment de sa création jusqu’à l’an 2000, il fonctionnait sur un système de votes pondérés, où chaque État était classé soit comme un « grand » État, et avait 4 voix, soit comme un « petit » État, avec 2 voix. Il fallait obtenir 12 voix sur 17. Mais ce système était faillible d’un point de vue de pouvoir : les petits États étaient sur-représentés et l’Europe prévoyait à l’époque de s’élargir à de nouveaux petits pays. Si cela continuait sur cette lancée, le quota serait alors descendu en dessous de 50 %. L’UE a donc décidé de changer de système. Elle a proposé le traité de Nice, <text:span text:style-name="T27">qui repondère le système en faveur des grands États, compensant ainsi l’élargissement de l’UE. Mais ce traité désavantage grandement l’Allemagne par rapport aux autres grands États (cf </text:span><text:span text:style-name="T28">La réforme du conseil de l’union européenne à partir de la théorie des jeux</text:span><text:span text:style-name="T27">), et est favorable à l’Espagne, la Pologne et la France. Une autre clause au vote (62 % de la population) a donc été ajoutée, mais </text:span><text:span text:style-name="T22">e</text:span><text:span text:style-name="T27">lle ne change en réalité rien à la distribution des pouvoirs, tout comme la clause de majorité d’État </text:span><text:span text:style-name="T29">puisque dès que la vote pondéré donne un résultat favorable, ces deux clauses sont automatiquement remplie</text:span><text:span text:style-name="T30">s</text:span><text:span text:style-name="T27">. Ce système est donc a priori inégalitaire et complexifie inutilement la procédure. Un système, la « </text:span><text:span text:style-name="T26">C</text:span><text:span text:style-name="T27">onstitution </text:span><text:span text:style-name="T26">R</text:span><text:span text:style-name="T27">ule », a été proposé en réaction. Il repose sur une double majorité et donne cette fois plus de pouvoir à l’Allemagne, mais les autres pays perdent au change (graphique). Il y a donc eu de grands débats, et pour répondre à cette alternative, un compromis a été proposé, avec un quota de 55 % de pays, et 65 % de population. C’est le système qu’on a actuellement, et il est encore plus déséquilibré que les précédents. </text:span><text:span text:style-name="T31">Cette partie historique de transformation de l’Union Européenne a été étudié par mon binôme Lilian Etchaïde.</text:span></text:p>
      <text:p text:style-name="P17"/>
      <text:p text:style-name="P18"><text:span text:style-name="T32">Mon binôme Lilian Etchaïde a étudié les multiples transformations de l’Union Européenne ainsi que les autres organes législatifs de l’Union Européenne. </text:span><text:span text:style-name="T25">É</text:span><text:span text:style-name="T32">tudions le système actuel. </text:span>Sur ce graphique, on voit à gauche le partage des sièges entre pays et à droite<text:span text:style-name="T23"> </text:span>l’indice de Banzhaf normalisé de chaque pays.</text:p>
      <text:p text:style-name="P13"/>
      <text:p text:style-name="P13"><text:soft-page-break/>Nous avons calculé l’écart relatif pour chaque pays c’est-à-dire l’indice de Banzhaf moins le pourcentage de la population européenne dans le pays divisé par le pourcentage de population. On voit clairement que l’Allemagne et les grands états sont avantagés par rapport aux petits. <text:span text:style-name="T25">Le système peut donc être amélioré.</text:span></text:p>
      <text:p text:style-name="P13"/>
      <text:p text:style-name="P19"/>
      <text:p text:style-name="P19"/>
      <text:p text:style-name="P20"><text:span text:style-name="T33">L’</text:span><text:span text:style-name="T34">une des grandes questions que nous nous sommes ensuite posés est de savoir ce que nous entendons par un système égalitaire. </text:span><text:span text:style-name="T35">J</text:span><text:span text:style-name="T36">’</text:span><text:span text:style-name="T34">a</text:span><text:span text:style-name="T36">i</text:span><text:span text:style-name="T34"> créé un programme qui fait le chemin en sens inverse : à partir d’une liste d’indices de Banzhaf et d’un quota, il calcule les poids à affilier à chaque pays. Il suffi</text:span><text:span text:style-name="T35">t</text:span><text:span text:style-name="T34"> de l’exécuter avec des indices </text:span><text:span text:style-name="T37">proportionnels à leur population</text:span><text:span text:style-name="T34"> pour que tous les pays de l’UE </text:span><text:span text:style-name="T38">aient</text:span><text:span text:style-name="T34"> </text:span><text:span text:style-name="T37">un</text:span><text:span text:style-name="T34"> pouvoir </text:span><text:span text:style-name="T37">équitablement distribué</text:span><text:span text:style-name="T34">.</text:span></text:p>
      <text:p text:style-name="P21"/>
      <text:p text:style-name="P22">Pour cela, nous avons utilis<text:span text:style-name="T39">é</text:span> l’algorithme itératif de Leech. On commence avec p0 égal à la quantité désiré ici la population mais on pourrait prendre à la place la superficie ou le PIB par exemple. À chaque itération, on ajoute la différence entre la quantité désiré et l’indice de Banzhaf absolu <text:span text:style-name="T23">actuel multiplié par lambda</text:span>. Lambda a été trouvé de façon purement expérimentale.</text:p>
      <text:p text:style-name="P22"/>
      <text:p text:style-name="P23">En donnant un quota de 400, on obtient ces nombres de sièges. <text:span text:style-name="T40">À gauche ceux calculés et à d</text:span><text:span text:style-name="T41">r</text:span><text:span text:style-name="T40">oite ceux actuel</text:span><text:span text:style-name="T42">s</text:span><text:span text:style-name="T40">. On voit clairement un repondération en faveur des petits états. </text:span><text:span text:style-name="T23">Cependant, le total de 582 rend difficile de réunir les 400 voix </text:span><text:span text:style-name="T42">nécessaires</text:span><text:span text:style-name="T23">. Le Parlement Européen serait </text:span><text:span text:style-name="T43">alors </text:span><text:span text:style-name="T23">paralysé.</text:span></text:p>
      <text:p text:style-name="P23"/>
      <text:p text:style-name="P24"><text:span text:style-name="T34">Même si l’écart entre le pouvoir et la représentation </text:span><text:span text:style-name="T44">définie comme </text:span><text:span text:style-name="T34">le pourcentage de population européen est quasiment nul comme voulu,</text:span><text:span text:style-name="T45"> cela n’est selon nous pas satisfaisant. Nous pensons que le système qui serait le plus « juste » donnerait un pouvoir égal à chaque citoyen de l’UE. </text:span><text:span text:style-name="T45">Le principal problème est donc que nous avons un système en 2 étapes : les citoyens élisent leurs élus puis les élus votent </text:span><text:span text:style-name="T35">au parlement</text:span><text:span text:style-name="T45">, c’est donc plus complexe.</text:span></text:p>
      <text:p text:style-name="P25"/>
      <text:p text:style-name="P26">Étudions un <text:span text:style-name="T46">jeu</text:span> de vote égalitaire c’est-à-dire où tous les votants ont un poids de 1 et où le quota relatif est 1/2.</text:p>
      <text:p text:style-name="P26">Un votant i est décisif pour une coalition C si la somme des poids de C est à peine supérieur au quota. Ainsi <text:span text:style-name="T46">la décidabilité est </text:span><text:span text:style-name="T42">la partie entière de </text:span><text:span text:style-name="T46">N/2 parmi N – 1.</text:span></text:p>
      <text:p text:style-name="P27">L’indice de Banzhaf normalisé étant égaux pour tous les votants et de somme 1 vaut 1/N. Grâce à la formule de Stirling, on obtient <text:span text:style-name="T23">que</text:span> l’indice de Banzhaf absolu est équivalent quand N tends vers plus l’infini <text:span text:style-name="T23">à </text:span>2 racine carrée de 2 sur pi N.</text:p>
      <text:p text:style-name="P28"><text:span text:style-name="T34">L’Union Européenne peut être modélisé comme une réunion d’ensemble</text:span><text:span text:style-name="T47">s</text:span><text:span text:style-name="T34"> de votants disjoints et indépendants où chaque pays est un jeu de vote égalitaire.</text:span><text:span text:style-name="T48"> A partir de cet équivalent, Felsenthal et Machover ont montré que les indices de pouvoir des citoyens étaient tous les mêmes si les indices de pouvoir </text:span><text:span text:style-name="T49">des groupes par pays </text:span><text:span text:style-name="T48">des </text:span><text:span text:style-name="T44">eurodéputés</text:span><text:span text:style-name="T48"> au parlement européen étaient proportionnels à la racine carrée des populations de leur pays (cf </text:span><text:span text:style-name="T50">The distribution of power in the European constitution</text:span><text:span text:style-name="T48">).</text:span></text:p>
      <text:p text:style-name="P29"/>
      <text:p text:style-name="P30">Le but est de trouver le quota relatif qui minimise sigma. Sigma est l’écart entre la proportion de la population européenne du pays et son indice de Banzhaf dans le Parlement Euopéen. Les poids sont proportionnels <text:span text:style-name="T51">à la</text:span> racine carrée de la population. Ce quota relatif se situe entre 61 % et 62 % mais pour conserver un système simple, on fixe le quota relatif au pourcent près. Nous retrouvons donc le 62 %. <text:span text:style-name="T52">Ce système de vote pondéré est appelé Penrose 62.</text:span></text:p>
      <text:p text:style-name="P31"/>
      <text:p text:style-name="P32">Voici le nombre de siège attribué à chaque pays dans Penrose 62. Le quota de 453 sur 732 ne paralyse pas le Parlement Européen. Le maximum de 750 sièges au Parlement est respecté. <text:span text:style-name="T53">Il y a un rééquilibrage en faveur des petits état mais bien moindre que celui trouvé précédemment.</text:span></text:p>
      <text:p text:style-name="P31"/>
      <text:p text:style-name="P30"><text:soft-page-break/>Nous avons calcul<text:span text:style-name="T51">é</text:span> le rapport entre pouvoir et <text:span text:style-name="T54">racine carrée de <text:s/>la</text:span> population et il est bien constant entre les pays. <text:span text:style-name="T52">Ce qui signifie que les indices de Banhaf sont bien proportionnels aux nombres de sièges des pays.</text:span></text:p>
      <text:p text:style-name="P33"/>
      <text:p text:style-name="P33">Sur ce graphique, on peut voir que l’écart relatif entre l’indice de Banzhaf <text:span text:style-name="T55">et la racine carrée de la population ne dépasse jamais 0,6 %</text:span>. <text:span text:style-name="T55">Ce qui est complètement acceptable.</text:span></text:p>
      <text:p text:style-name="P33"/>
      <text:p text:style-name="P34">Plaçons nous dans l'hypothèse où les 9 pays officiellement candidats à l'adhésion à l'Union Européenne (l'Albanie, la Bosnie-Herzégovine, la Géorgie, la Macédoine du Nord, la Moldavie, le Monténégro, la Serbie, la Turquie, l'Ukraine) ont des eurodéputés selon le système de Penrose. Nous l'appellerons l'Europe des 36.</text:p>
      <text:p text:style-name="P35"/>
      <text:p text:style-name="P36">On attribue les sièges toujours proportionnellement à la racine carrée du nombrer d’habitants. On recalcule sigma. Ici, on voit que sigma est minimal pour <text:span text:style-name="T56">q_f = 60 %.</text:span></text:p>
      <text:p text:style-name="P36"/>
      <text:p text:style-name="P37">L’écart relatif entre le pouvoir et la racine carrée de la population est toujours inférieur à 0,2 % ce qui est <text:span text:style-name="T57">acceptable</text:span>. Ainsi le système de Penrose est simple, transparent, fondée sur des justifications mathématiques et facilement extensible à de nouveaux pays.</text:p>
      <text:p text:style-name="P37"/>
      <text:p text:style-name="P37"/>
      <text:p text:style-name="P37"/>
      <text:p text:style-name="P38">Jusqu’à présent, nous avons considéré que toutes les coalitions pouvaient se former. En réalité, les assemblées politiques sont souvent considérées dans le spectre gauche/<text:span text:style-name="T58">droite</text:span> <text:span text:style-name="T58">à </text:span>une dimension. Par exemple, un coalition entre la gauche et la droite sans le centre est rarement observée.</text:p>
      <text:p text:style-name="P38"/>
      <text:p text:style-name="P38">Formellement, rajoutons une relation d’ordre totale sur les votants. i ≤ j signifie que i est plus à gauche que j. <text:span text:style-name="T6">J’ai inventé la notion de « coalition réaliste ».</text:span></text:p>
      <text:p text:style-name="P38">Une coalition est dite réaliste si pour tous votants i et j, tous les votants entre i et j sont aussi dans la coalition. C<text:span text:style-name="T56">ette notion </text:span>est<text:span text:style-name="T56"> une sorte de convexité non continue. </text:span>Notons R l’ensemble des coalitions réalistes et Ri celles contenant le votant i.</text:p>
      <text:p text:style-name="P38"/>
      <text:p text:style-name="P38">Prenons par exemple, V = { G, C, D } pour gauche, centre et droite.</text:p>
      <text:p text:style-name="P38">Le diagramme de Hasse de R muni de l’inclusion est un graphe où les éléments sont ordonnés verticalement et une arête relie deux éléments si l’élément inférieur est inclus dans l’élément supérieur et aucun élément ne peut se placer entre les deux.</text:p>
      <text:p text:style-name="P38"/>
      <text:p text:style-name="P39">On peut maintenant définir la décidabilité réaliste comme le nombre de coalitions réalistes gagnantes contenant i où i est décisif.</text:p>
      <text:p text:style-name="P39">De même, posons l’indice de Banzhaf normalisé réaliste comme la décidabilité réaliste divisée par leur somme et l’indice de Banzhaf absolu réaliste comme la décidabilité réaliste divisée par le cardinal de Ri.</text:p>
      <text:p text:style-name="P40"/>
      <text:p text:style-name="P41">Considérons que V soit l’intervalle d’entier de 1 à N muni de la relation d’ordre inférieur ou égal <text:span text:style-name="T57">usu</text:span><text:span text:style-name="T59">e</text:span><text:span text:style-name="T57">lle</text:span>. R s’écrit simplement comme l’ensemble vide union l’ensemble des interval<text:span text:style-name="T58">le</text:span>s <text:span text:style-name="T58">entier</text:span> <text:span text:style-name="T60">s</text:span>’écrivant comme j ; j’ avec j inférieur ou égal à j’.</text:p>
      <text:p text:style-name="P42">Calculer R se fait en O(N²) et R a un cardinal inférieur à N². Ainsi, pour calculer la décidabilité réaliste, en appliquant simplement la définition, il faut itérer parmi toutes les coalitions réalistes. Tester l’appartenance ou non à G se fait en O(N). Donc l’algorithme pour calculer la décidabilité ou les indices se fait en O(N³).</text:p>
      <text:p text:style-name="P42"/>
      <text:p text:style-name="P42">Intéressons-nous aux groupes politiques dans le Parlement Européen. En bas, à gauche en bleu et à droite en orange sont représentés respectivement le Conseil de l’Union Européenne et la <text:soft-page-break/>Commission Européenne. Avec les non-inscrits, ces trois <text:span text:style-name="T58">groupes</text:span> du Parlement Européen sont plus difficilement situable<text:span text:style-name="T61">s</text:span> sur le spectre gauche/droite et ne votent pas forcément ensemble <text:span text:style-name="T61">au sein du même groupe</text:span>. Nous ne les considérerons donc pas dans notre étude. L’ordre gauche/droite se li<text:span text:style-name="T62">t</text:span> naturellement sur l’hémicycle.</text:p>
      <text:p text:style-name="P42"/>
      <text:p text:style-name="P42">Le parti populaire européen joue un rôle central dans le Parlement Européen simplement grâce au nombre de sièges qu'il détient. L'indice de Banzhaf réaliste accentue encore <text:span text:style-name="T61">la différence de pouvoir </text:span>entre le PPE et les autres groupe<text:span text:style-name="T62">s</text:span>. Ni les <text:span text:style-name="T61">groupes</text:span> à sa gauche (310 membres) ni les <text:span text:style-name="T61">groupes</text:span> à sa droite (192 membres) n'ont la majorité. Les coalitions gagnantes contiennent donc nécessairement le PPE. <text:s/>Au contraire, le S&amp;D, bien que second groupe en term<text:span text:style-name="T61">e</text:span> de nombre de membres, est le deuxième groupe le plus à gauche. Les groupe<text:span text:style-name="T63">s</text:span> des Verts/ALE aux ENS peuvent facilement former des coalitions sans le S&amp;D. Son indice de Banzhaf réaliste est ainsi faible.</text:p>
      <text:p text:style-name="P42">De même, les groupes GUE/NGL et ENS situés aux extrémités du Parlement Européen ont un indice de Banzhaf <text:span text:style-name="T61">réaliste</text:span> nul puisque toute coalition gagnante réaliste où ils sont, <text:span text:style-name="T61">contient</text:span> aussi le PPE ce qui rend ces deux groupes non décisif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10T10:56:06.583000000</meta:creation-date>
    <dc:date>2025-05-09T11:15:29.932057399</dc:date>
    <meta:editing-duration>P1DT14H42M44S</meta:editing-duration>
    <meta:editing-cycles>67</meta:editing-cycles>
    <meta:generator>LibreOffice/25.2.2.2$Linux_X86_64 LibreOffice_project/520$Build-2</meta:generator>
    <meta:document-statistic meta:table-count="0" meta:image-count="0" meta:object-count="0" meta:page-count="5" meta:paragraph-count="51" meta:word-count="2656" meta:character-count="15651" meta:non-whitespace-character-count="13050"/>
  </office:meta>
</office:document-meta>
</file>